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03DBAD1C0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2" style:family="table">
      <style:table-properties style:width="17cm" table:align="left"/>
    </style:style>
    <style:style style:name="Table2.A" style:family="table-column">
      <style:table-column-properties style:column-width="2.418cm"/>
    </style:style>
    <style:style style:name="Table2.B" style:family="table-column">
      <style:table-column-properties style:column-width="2.256cm"/>
    </style:style>
    <style:style style:name="Table2.C" style:family="table-column">
      <style:table-column-properties style:column-width="4.112cm"/>
    </style:style>
    <style:style style:name="Table2.D" style:family="table-column">
      <style:table-column-properties style:column-width="4.517cm"/>
    </style:style>
    <style:style style:name="Table2.E" style:family="table-column">
      <style:table-column-properties style:column-width="3.697cm"/>
    </style:style>
    <style:style style:name="Table2.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3.138cm"/>
    </style:style>
    <style:style style:name="Table1.B" style:family="table-column">
      <style:table-column-properties style:column-width="1.833cm"/>
    </style:style>
    <style:style style:name="Table1.C" style:family="table-column">
      <style:table-column-properties style:column-width="4.674cm"/>
    </style:style>
    <style:style style:name="Table1.D" style:family="table-column">
      <style:table-column-properties style:column-width="3.946cm"/>
    </style:style>
    <style:style style:name="Table1.E" style:family="table-column">
      <style:table-column-properties style:column-width="3.41cm"/>
    </style:style>
    <style:style style:name="Table1.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line-height="200%" fo:text-align="justify" style:justify-single-word="false"/>
      <style:text-properties style:font-name="Times New Roman"/>
    </style:style>
    <style:style style:name="P3" style:family="paragraph" style:parent-style-name="Text_20_body">
      <style:paragraph-properties fo:line-height="200%" fo:text-align="justify" style:justify-single-word="false"/>
      <style:text-properties style:font-name="Times New Roman" officeooo:paragraph-rsid="00615a62"/>
    </style:style>
    <style:style style:name="P4" style:family="paragraph" style:parent-style-name="Text_20_body">
      <style:paragraph-properties fo:line-height="200%"/>
      <style:text-properties style:font-name="Times New Roman"/>
    </style:style>
    <style:style style:name="P5"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6" style:family="paragraph" style:parent-style-name="Text_20_body">
      <style:paragraph-properties fo:line-height="200%" fo:text-align="justify" style:justify-single-word="false"/>
      <style:text-properties style:font-name="Times New Roman" fo:font-size="12pt" officeooo:paragraph-rsid="00615a62" style:font-size-asian="12pt" style:font-size-complex="12pt"/>
    </style:style>
    <style:style style:name="P7" style:family="paragraph" style:parent-style-name="Text_20_body">
      <style:paragraph-properties fo:line-height="200%" fo:text-align="justify" style:justify-single-word="false"/>
      <style:text-properties style:font-name="Times New Roman" fo:font-size="12pt" style:font-size-asian="12pt" style:font-size-complex="12pt"/>
    </style:style>
    <style:style style:name="P8" style:family="paragraph" style:parent-style-name="Text_20_body">
      <style:paragraph-properties fo:line-height="200%" fo:text-align="justify" style:justify-single-word="false"/>
      <style:text-properties style:font-name="Times New Roman" fo:font-size="12pt" officeooo:paragraph-rsid="0035d66f" style:font-size-asian="12pt" style:font-size-complex="12pt"/>
    </style:style>
    <style:style style:name="P9" style:family="paragraph" style:parent-style-name="Text_20_body">
      <style:paragraph-properties fo:line-height="200%" fo:text-align="justify" style:justify-single-word="false"/>
      <style:text-properties style:font-name="Times New Roman" fo:font-size="12pt" officeooo:paragraph-rsid="003877f3" style:font-size-asian="12pt" style:font-size-complex="12pt"/>
    </style:style>
    <style:style style:name="P10" style:family="paragraph" style:parent-style-name="Text_20_body">
      <style:paragraph-properties fo:line-height="200%" fo:text-align="justify" style:justify-single-word="false"/>
      <style:text-properties style:font-name="Times New Roman" fo:font-size="12pt" officeooo:paragraph-rsid="00570505" style:font-size-asian="12pt" style:font-size-complex="12pt"/>
    </style:style>
    <style:style style:name="P11"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Text_20_body">
      <style:paragraph-properties fo:line-height="200%" fo:text-align="justify" style:justify-single-word="false"/>
      <style:text-properties style:font-name="Times New Roman" fo:font-size="12pt" fo:font-weight="normal" officeooo:paragraph-rsid="00570505" style:font-size-asian="12pt" style:font-weight-asian="normal" style:font-size-complex="12pt" style:font-weight-complex="normal"/>
    </style:style>
    <style:style style:name="P13" style:family="paragraph" style:parent-style-name="Table_20_Contents">
      <style:paragraph-properties fo:line-height="150%"/>
      <style:text-properties style:font-name="Times New Roman"/>
    </style:style>
    <style:style style:name="P14" style:family="paragraph" style:parent-style-name="Table_20_Heading">
      <style:paragraph-properties fo:line-height="150%"/>
      <style:text-properties style:font-name="Times New Roman"/>
    </style:style>
    <style:style style:name="P15" style:family="paragraph" style:parent-style-name="Text_20_body">
      <style:paragraph-properties fo:line-height="150%" fo:text-align="justify" style:justify-single-word="false"/>
      <style:text-properties style:font-name="Times New Roman"/>
    </style:style>
    <style:style style:name="P16" style:family="paragraph" style:parent-style-name="Table_20_Contents">
      <style:paragraph-properties fo:line-height="115%"/>
      <style:text-properties style:font-name="Times New Roman"/>
    </style:style>
    <style:style style:name="P17" style:family="paragraph" style:parent-style-name="Heading_20_2">
      <style:paragraph-properties fo:line-height="200%" fo:text-align="justify" style:justify-single-word="false"/>
    </style:style>
    <style:style style:name="P18" style:family="paragraph" style:parent-style-name="Heading_20_3">
      <style:paragraph-properties fo:line-height="200%" fo:text-align="justify" style:justify-single-word="false"/>
    </style:style>
    <style:style style:name="P19" style:family="paragraph" style:parent-style-name="Text_20_body">
      <style:paragraph-properties fo:line-height="200%" fo:text-align="justify" style:justify-single-word="false"/>
      <style:text-properties officeooo:paragraph-rsid="0035d66f"/>
    </style:style>
    <style:style style:name="P20" style:family="paragraph" style:parent-style-name="Text_20_body">
      <style:paragraph-properties fo:line-height="200%" fo:text-align="justify" style:justify-single-word="false"/>
      <style:text-properties officeooo:paragraph-rsid="00364ba8"/>
    </style:style>
    <style:style style:name="P21" style:family="paragraph" style:parent-style-name="Text_20_body">
      <style:paragraph-properties fo:line-height="200%" fo:text-align="justify" style:justify-single-word="false"/>
      <style:text-properties officeooo:paragraph-rsid="003877f3"/>
    </style:style>
    <style:style style:name="P22" style:family="paragraph" style:parent-style-name="Text_20_body">
      <style:paragraph-properties fo:line-height="200%" fo:text-align="justify" style:justify-single-word="false"/>
      <style:text-properties officeooo:paragraph-rsid="00570505"/>
    </style:style>
    <style:style style:name="P23" style:family="paragraph" style:parent-style-name="Text_20_body">
      <style:paragraph-properties fo:line-height="200%" fo:text-align="justify" style:justify-single-word="false"/>
    </style:style>
    <style:style style:name="P24" style:family="paragraph" style:parent-style-name="Text_20_body">
      <style:paragraph-properties fo:line-height="200%" fo:text-align="justify" style:justify-single-word="false"/>
      <style:text-properties officeooo:paragraph-rsid="00615a62"/>
    </style:style>
    <style:style style:name="P25" style:family="paragraph" style:parent-style-name="Text_20_body">
      <style:paragraph-properties fo:line-height="200%" fo:text-align="justify" style:justify-single-word="false"/>
      <style:text-properties officeooo:paragraph-rsid="0069dfbd"/>
    </style:style>
    <style:style style:name="P26" style:family="paragraph" style:parent-style-name="Text_20_body">
      <style:paragraph-properties fo:line-height="200%" fo:text-align="justify" style:justify-single-word="false"/>
      <style:text-properties officeooo:paragraph-rsid="006a0313"/>
    </style:style>
    <style:style style:name="P27" style:family="paragraph" style:parent-style-name="Text_20_body">
      <style:paragraph-properties fo:line-height="200%" fo:text-align="justify" style:justify-single-word="false"/>
      <style:text-properties officeooo:paragraph-rsid="006d7e46"/>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6796cc"/>
    </style:style>
    <style:style style:name="P30" style:family="paragraph" style:parent-style-name="Heading_20_1" style:master-page-name="NoNumber">
      <style:paragraph-properties fo:line-height="150%" fo:text-align="justify" style:justify-single-word="false" style:page-number="auto"/>
      <style:text-properties style:font-name="Times New Roman" fo:font-size="12pt" style:font-size-asian="12pt" style:font-size-complex="12pt"/>
    </style:style>
    <style:style style:name="P31" style:family="paragraph" style:parent-style-name="Text_20_body" style:master-page-name="Standard">
      <style:paragraph-properties fo:line-height="200%" fo:text-align="justify" style:justify-single-word="false" style:page-number="1"/>
      <style:text-properties style:font-name="Times New Roman" fo:font-size="12pt" fo:font-weight="bold" style:font-size-asian="12pt" style:font-weight-asian="bold" style:font-size-complex="12pt" style:font-weight-complex="bold"/>
    </style:style>
    <style:style style:name="P32" style:family="paragraph" style:parent-style-name="Text_20_body">
      <style:paragraph-properties fo:line-height="200%" fo:text-align="justify" style:justify-single-word="false"/>
      <style:text-properties style:font-name="Times New Roman" fo:font-size="12pt" officeooo:paragraph-rsid="006d7e46" style:font-size-asian="12pt" style:font-size-complex="12pt"/>
    </style:style>
    <style:style style:name="P33" style:family="paragraph" style:parent-style-name="Text_20_body">
      <style:paragraph-properties fo:line-height="200%" fo:text-align="justify" style:justify-single-word="false"/>
      <style:text-properties style:font-name="Times New Roman" fo:font-size="12pt" officeooo:paragraph-rsid="00615a62" style:font-size-asian="12pt" style:font-size-complex="12pt"/>
    </style:style>
    <style:style style:name="P34" style:family="paragraph" style:parent-style-name="Text_20_body">
      <style:paragraph-properties fo:line-height="200%" fo:text-align="justify" style:justify-single-word="false"/>
      <style:text-properties style:font-name="Times New Roman" fo:font-size="12pt" officeooo:paragraph-rsid="00397be9" style:font-size-asian="12pt" style:font-size-complex="12pt"/>
    </style:style>
    <style:style style:name="P35" style:family="paragraph" style:parent-style-name="Text_20_body">
      <style:paragraph-properties fo:line-height="200%" fo:text-align="justify" style:justify-single-word="false"/>
      <style:text-properties style:font-name="Times New Roman" fo:font-size="12pt" style:font-size-asian="12pt" style:font-size-complex="12pt"/>
    </style:style>
    <style:style style:name="P36" style:family="paragraph" style:parent-style-name="Text_20_body">
      <style:paragraph-properties fo:line-height="200%" fo:text-align="justify" style:justify-single-word="false"/>
      <style:text-properties style:font-name="Times New Roman" fo:font-size="12pt" officeooo:paragraph-rsid="006a0313" style:font-size-asian="12pt" style:font-size-complex="12pt"/>
    </style:style>
    <style:style style:name="P37" style:family="paragraph" style:parent-style-name="Text_20_body">
      <style:paragraph-properties fo:line-height="200%" fo:text-align="justify" style:justify-single-word="false"/>
      <style:text-properties style:font-name="Times New Roman" fo:font-size="12pt" officeooo:paragraph-rsid="00570505" style:font-size-asian="12pt" style:font-size-complex="12pt"/>
    </style:style>
    <style:style style:name="P38" style:family="paragraph" style:parent-style-name="Text_20_body">
      <style:paragraph-properties fo:line-height="200%" fo:text-align="justify" style:justify-single-word="false"/>
      <style:text-properties style:font-name="Times New Roman" fo:font-size="12pt" fo:font-weight="normal" style:font-size-asian="12pt" style:font-weight-asian="normal" style:font-size-complex="12pt" style:font-weight-complex="normal"/>
    </style:style>
    <style:style style:name="P39" style:family="paragraph" style:parent-style-name="Text_20_body" style:master-page-name="NoNumber">
      <style:paragraph-properties fo:line-height="150%" fo:text-align="justify" style:justify-single-word="false" style:page-number="auto"/>
      <style:text-properties style:font-name="Times New Roman" fo:font-weight="bold" style:font-weight-asian="bold" style:font-weight-complex="bold"/>
    </style:style>
    <style:style style:name="P40" style:family="paragraph" style:parent-style-name="Text_20_body">
      <style:paragraph-properties fo:line-height="150%" fo:text-align="justify" style:justify-single-word="false"/>
      <style:text-properties style:font-name="Times New Roman" officeooo:rsid="0076ce7c" officeooo:paragraph-rsid="0076ce7c"/>
    </style:style>
    <style:style style:name="P41" style:family="paragraph" style:parent-style-name="Text_20_body" style:list-style-name="L1">
      <style:paragraph-properties fo:line-height="200%" fo:text-align="justify" style:justify-single-word="false"/>
    </style:style>
    <style:style style:name="P42" style:family="paragraph" style:parent-style-name="Text_20_body" style:list-style-name="L3">
      <style:paragraph-properties fo:line-height="200%" fo:text-align="justify" style:justify-single-word="false"/>
    </style:style>
    <style:style style:name="P43" style:family="paragraph" style:parent-style-name="Text_20_body" style:list-style-name="L4">
      <style:paragraph-properties fo:line-height="200%" fo:text-align="justify" style:justify-single-word="false"/>
    </style:style>
    <style:style style:name="P44" style:family="paragraph" style:parent-style-name="Text_20_body" style:list-style-name="L5">
      <style:paragraph-properties fo:line-height="200%" fo:text-align="justify" style:justify-single-word="false"/>
    </style:style>
    <style:style style:name="P45" style:family="paragraph" style:parent-style-name="Text_20_body" style:list-style-name="L6">
      <style:paragraph-properties fo:line-height="200%" fo:text-align="justify" style:justify-single-word="false"/>
    </style:style>
    <style:style style:name="P46" style:family="paragraph" style:parent-style-name="Text_20_body">
      <style:paragraph-properties fo:line-height="200%" fo:text-align="justify" style:justify-single-word="false"/>
      <style:text-properties officeooo:paragraph-rsid="00364ba8"/>
    </style:style>
    <style:style style:name="P47" style:family="paragraph" style:parent-style-name="Text_20_body" style:list-style-name="L2">
      <style:paragraph-properties fo:line-height="200%"/>
    </style:style>
    <style:style style:name="T1" style:family="text">
      <style:text-properties fo:font-size="12pt" style:font-size-asian="12pt" style:font-size-complex="12pt"/>
    </style:style>
    <style:style style:name="T2" style:family="text">
      <style:text-properties fo:font-size="12pt" officeooo:rsid="00690b8b"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weight="bold" style:font-weight-asian="bold" style:font-weight-complex="bold"/>
    </style:style>
    <style:style style:name="T9" style:family="text">
      <style:text-properties style:font-name="Times New Roman" officeooo:rsid="007027c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BRAIN-TO-TEXT DECODING: BRIDGING NEUROSCIENCE IN AI</text:h>
      <text:p text:style-name="P11">Abstract</text:p>
      <text:p text:style-name="P5">Reconstructing language directly from brain activity lies at the frontier of neuroscience and artificial intelligence. Traditional decoding approaches have relied on classification methods that map neural signals to discrete words or semantic categories. However, these techniques often yield inflexible and context-limited outputs. This paper proposes a generative framework that integrates recent advances in large language models (LLMs) and neural representation learning to translate brain activity into coherent natural language. Rather than introducing new empirical results, this study synthesizes evidence from functional magnetic resonance imaging (fMRI) and electrocorticography (ECoG)-based decoding research. It highlights how transformer-based architectures and multimodal embedding spaces—such as GPT and CLIP—can serve as bridges between neural and linguistic representations. By aligning brain-derived semantic embeddings with generative model representations, this framework enables flexible and interpretable reconstruction of open-ended language. Through literature review and theoretical synthesis, the paper argues that a generative paradigm enhances scalability, semantic precision, and cross-modal decoding compared with traditional classification approaches. Finally, it discusses the theoretical, ethical, and practical implications of such models for non-invasive brain-computer interfaces (BCIs), cognitive neuroscience, and assistive communication systems.</text:p>
      <text:p text:style-name="P40"><text:span text:style-name="T3">Keywods:</text:span><text:span text:style-name="T1"> Brain-to-text decoding, Large language models, Nerual embeddings, Brain-computer interface, Generative AI</text:span></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2"><text:span text:style-name="T3"/></text:p>
      <text:p text:style-name="P31">1.0 Introduction</text:p>
      <text:p text:style-name="P2">Decoding brain activity into language aims to extract people's target expressions or meanings directly from neural activity with potential uses across basic research and assistive communication devices in severe speech-impaired people. Recent studies have begun to showcase the feasibility of sentence-level continuous reconstruction with modern sequence models used in combination with richer neural recordings: both intracortically and electocorticographically (ECoG)-based decoders have achieved near-real-time sentence construction with encoder–decoder architectures (Makin et al., 2020; Willett et al., 2023), and neuroprosthetic devices have achieved clinically meaningful decoding of planned verbal output in paralyzed people (Moses et al., 2021). At the same time, non-invasive approaches with fMRI in combination with advanced alignment methods have begun attempts at reconstructing longer chunks of semantic information according to cortical activity (Tang et al., 2023). These advances hold the prospect that both invasive and non-invasive approaches can offer complementary strengths: temporally precise recovery with intracranial recording and semantic richness with slower, fine-scale imaging methods.</text:p>
      <text:p text:style-name="P2">At the same time that advances in deep extensive generative models and multimodal representation learning have given new forms to the possibilities involved in translating neural activity into language comes the potential for high-capacity embedding spaces amenable to capturing syntax, semantics, and relationships grounded in large corpora of text (and images) (Brown et al., 2020; Radford et al., 2021). Comparative studies have also provided evidence of a partial correspondence between modern language models and human cortical activity such that embeddings from pretrained large language models can act as effective go-betweens in the matching of representations derived from the brain with natural language (Caucheteux et al., 2022; Huth et al., 2023). Such algorithmic advances give impetus to moving forward from classification-focused decoders (that map neural activity to some limited set of labels) to the use of generative decoding <text:soft-page-break/>based on strong language models conditioned on embeddings derived from the brain to generate free-form, contextually appropriate text.</text:p>
      <text:p text:style-name="P27"><text:span text:style-name="T4">This </text:span><text:span text:style-name="T9">paper</text:span><text:span text:style-name="T4"> builds and integrates a generative model exploiting contemporary LLMs and multimodal embedding matching to decode neural activity into natural language. Instead of introducing fresh experimental data, it brings recent empirical results and methodological advances in invasive (ECoG, intracortical) and non-invasive (fMRI, MEG/EEG) modalities together and provides practical and moral considerations for future empirical verification. The rest of the report (1) overviews recent empirical advances in neural language decoding, (2) details a modular generative architecture that maps neural features into LLM-compatible semantic spaces. (3) integrates anticipated performance patterns and measures of merit and (4) addresses theoretical implications, constraints, and recommendations for responsible use. The model is designed to expedite careful, reproducible research on BCIs that prove useful and morally justifiable.</text:span></text:p>
      <text:p text:style-name="P27"><text:span text:style-name="Strong_20_Emphasis"><text:span text:style-name="T5">2.0 Literature Review</text:span></text:span></text:p>
      <text:p text:style-name="P3"><text:span text:style-name="T2">This section</text:span><text:span text:style-name="T1"> discusses the latest developments in decoding the brain to text with a focus on how neural representations, decoding methods, and large language models (LLMs) in conjunction allow for natural-languager generation based on brain activity. It summarizes neural representation, decoding techniques, multimodal and generation advances, significant datasets, and lingering shortcomings.</text:span></text:p>
      <text:p text:style-name="P24"><text:span text:style-name="Strong_20_Emphasis"><text:span text:style-name="T5">2.1 Neural Representation of Language</text:span></text:span></text:p>
      <text:p text:style-name="P25"><text:span text:style-name="T5">Language processing derives from distributed cortical circuits for meaning, syntax, and prediction in the superior temporal gyrus, temporoparietal junction, and prefrontal cortex. Recent work indicates that transformer-like LLMs and human cortical representations have convergent structures that can be matched for decoding. Huth et al. (2023) revealed that language-responsive cortex neural embeddings highly correlated with GPT-style representations implying shared hierarchical </text:span><text:soft-page-break/><text:span text:style-name="T5">semantics. This agrees with dual-stream models of speech processing-ventral for the comprehension and dorsal for the articulation (Hickok &amp; Poeppel, 2007, reviewed in Makin et al., 2020)-that emphasize the necessity for decoders capturing both semantic and syntactic details.</text:span></text:p>
      <text:p text:style-name="P25"><text:span text:style-name="Strong_20_Emphasis"><text:span text:style-name="T5">2.2 Brain-to-Language Decoding Approaches</text:span></text:span></text:p>
      <text:p text:style-name="P7">Research on decoding has transitioned from classification or regression to sequence-to-sequence models.</text:p>
      <text:p text:style-name="P32">Makin et al. (2020) used an encoder–decoder model to decode ECoG signals and reconstruct short phrases with a less-than-3% word-error rate to prove that cortical activity can be used to translate at the phrase level. Moses et al. (2021) used recurrent nets with language-model priors to decode entire sentences in the speech cortex of a paralysed subject with successful communication. With non-invasive methods, Tang et al. (2023) introduced a GPT-based generative fMRI decoder with the output of coherent sentences having higher contextual fidelity than traditional classifiers. These studies in aggregate represent a methodological turn toward the generative sequence modeling of neural activity.</text:p>
      <text:p text:style-name="P27"><text:span text:style-name="Strong_20_Emphasis"><text:span text:style-name="T5">2.3 Generative and Multimodal Models</text:span></text:span></text:p>
      <text:p text:style-name="P6">Such transformer LLMs as GPT-3 (Brown et al., 2020) and GPT-4 have strong semantic and contextual modeling following cortical hierarchies (Huth et al., 2023). Tang et al. (2023) matched fMRI activation with GPT embeddings with BERTScores between 0.54-0.59 and outperforming regression baselines. Their multimodal models like CLIP (Radford et al., 2021) and Flamingo (Alayrac et al., 2022) learn multimodal vision-language representations that generalize across modalities; Lu et al. (2023) extended this principle in BrainCLIP with zero-shot decoding of fMRI and text with imagery. Recent developments in diffusion-based reconstructions and cross-modal pretraining (Oota et al., 2024; Zhao et al., 2025) elevated semantic and visual fidelity and allow for dynamic brain-to-language translation.</text:p>
      <text:h text:style-name="P18" text:outline-level="3"><text:soft-page-break/><text:span text:style-name="Strong_20_Emphasis"><text:span text:style-name="T5">2.4 Datasets and Modalities</text:span></text:span></text:h>
      <text:p text:style-name="P7">Neural–linguistic datasets differ in spatial and temporal precision:</text:p>
      <text:list text:style-name="L1">
        <text:list-item>
          <text:p text:style-name="P41"><text:span text:style-name="Strong_20_Emphasis"><text:span text:style-name="T5">fMRI</text:span></text:span><text:span text:style-name="T5"> offers high spatial resolution and rich semantic information, making it well-suited for conceptual decoding (Huth et al., 2023).</text:span></text:p>
        </text:list-item>
        <text:list-item>
          <text:p text:style-name="P41"><text:span text:style-name="Strong_20_Emphasis"><text:span text:style-name="T5">ECoG</text:span></text:span><text:span text:style-name="T5"> provides high temporal resolution, capturing phonetic and prosodic dynamics (Moses et al., 2021).</text:span></text:p>
        </text:list-item>
        <text:list-item>
          <text:p text:style-name="P41"><text:span text:style-name="Strong_20_Emphasis"><text:span text:style-name="T5">EEG/MEG</text:span></text:span><text:span text:style-name="T5"> are non-invasive but limited by noise and spatial ambiguity.</text:span></text:p>
        </text:list-item>
      </text:list>
      <text:p text:style-name="P23"><text:span text:style-name="T5">Recent multimodal corpora such as the </text:span><text:span text:style-name="Emphasis"><text:span text:style-name="T5">Natural Scenes Dataset</text:span></text:span><text:span text:style-name="T5"> (NSD), Huth’s </text:span><text:span text:style-name="Emphasis"><text:span text:style-name="T5">fMRI Narrative Corpus</text:span></text:span><text:span text:style-name="T5">, and large-scale ECoG speech datasets support joint training that combines fMRI’s semantic coverage with ECoG’s temporal fidelity (Tang et al., 2023; Lu et al., 2023). Integrating these modalities promises richer, more generalizable decoding.</text:span></text:p>
      <text:h text:style-name="P18" text:outline-level="3"><text:span text:style-name="Strong_20_Emphasis"><text:span text:style-name="T5">2.5 Limitations of Current Research</text:span></text:span></text:h>
      <text:p text:style-name="P7">Despite rapid progress, several constraints remain. Non-invasive decoders are hampered by low temporal resolution, while invasive methods require individualized calibration and present clinical risks. Datasets remain small and heterogeneous, and current models often lack cross-subject generalization. Table 1 summarizes representative studies and their major limitation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4">Study</text:p>
            </table:table-cell>
            <table:table-cell table:style-name="Table2.A1" office:value-type="string">
              <text:p text:style-name="P14">Modality</text:p>
            </table:table-cell>
            <table:table-cell table:style-name="Table2.A1" office:value-type="string">
              <text:p text:style-name="P14">Approach / Model</text:p>
            </table:table-cell>
            <table:table-cell table:style-name="Table2.A1" office:value-type="string">
              <text:p text:style-name="P14">Objective / Contribution</text:p>
            </table:table-cell>
            <table:table-cell table:style-name="Table2.A1" office:value-type="string">
              <text:p text:style-name="P14">Key Limitation</text:p>
            </table:table-cell>
          </table:table-row>
        </table:table-header-rows>
        <table:table-row>
          <table:table-cell table:style-name="Table2.A1" office:value-type="string">
            <text:p text:style-name="P13">Makin et al. (2020)</text:p>
          </table:table-cell>
          <table:table-cell table:style-name="Table2.A1" office:value-type="string">
            <text:p text:style-name="P13">ECoG</text:p>
          </table:table-cell>
          <table:table-cell table:style-name="Table2.A1" office:value-type="string">
            <text:p text:style-name="P13">RNN encoder–decoder</text:p>
          </table:table-cell>
          <table:table-cell table:style-name="Table2.A1" office:value-type="string">
            <text:p text:style-name="P13">Decoded short phrases</text:p>
          </table:table-cell>
          <table:table-cell table:style-name="Table2.A1" office:value-type="string">
            <text:p text:style-name="P13">Subject-specific</text:p>
          </table:table-cell>
        </table:table-row>
        <table:table-row>
          <table:table-cell table:style-name="Table2.A1" office:value-type="string">
            <text:p text:style-name="P13">Moses et al. (2021)</text:p>
          </table:table-cell>
          <table:table-cell table:style-name="Table2.A1" office:value-type="string">
            <text:p text:style-name="P13">ECoG</text:p>
          </table:table-cell>
          <table:table-cell table:style-name="Table2.A1" office:value-type="string">
            <text:p text:style-name="P13">RNN + LM priors</text:p>
          </table:table-cell>
          <table:table-cell table:style-name="Table2.A1" office:value-type="string">
            <text:p text:style-name="P13">Generated sentences</text:p>
          </table:table-cell>
          <table:table-cell table:style-name="Table2.A1" office:value-type="string">
            <text:p text:style-name="P13">Extensive training</text:p>
          </table:table-cell>
        </table:table-row>
        <table:table-row>
          <table:table-cell table:style-name="Table2.A1" office:value-type="string">
            <text:p text:style-name="P13">Tang et al. (2023)</text:p>
          </table:table-cell>
          <table:table-cell table:style-name="Table2.A1" office:value-type="string">
            <text:p text:style-name="P13">fMRI</text:p>
          </table:table-cell>
          <table:table-cell table:style-name="Table2.A1" office:value-type="string">
            <text:p text:style-name="P13">GPT-based generative</text:p>
          </table:table-cell>
          <table:table-cell table:style-name="Table2.A1" office:value-type="string">
            <text:p text:style-name="P13">Continuous language reconstruction</text:p>
          </table:table-cell>
          <table:table-cell table:style-name="Table2.A1" office:value-type="string">
            <text:p text:style-name="P13">Slow signals</text:p>
          </table:table-cell>
        </table:table-row>
        <table:table-row>
          <table:table-cell table:style-name="Table2.A1" office:value-type="string">
            <text:p text:style-name="P13">Shen et al. <text:soft-page-break/>(2023)</text:p>
          </table:table-cell>
          <table:table-cell table:style-name="Table2.A1" office:value-type="string">
            <text:p text:style-name="P13">fMRI</text:p>
          </table:table-cell>
          <table:table-cell table:style-name="Table2.A1" office:value-type="string">
            <text:p text:style-name="P13">SGLD reconstruction</text:p>
          </table:table-cell>
          <table:table-cell table:style-name="Table2.A1" office:value-type="string">
            <text:p text:style-name="P13">Visual imagery decoding</text:p>
          </table:table-cell>
          <table:table-cell table:style-name="Table2.A1" office:value-type="string">
            <text:p text:style-name="P13">Vision-focused</text:p>
          </table:table-cell>
        </table:table-row>
        <table:table-row>
          <table:table-cell table:style-name="Table2.A1" office:value-type="string">
            <text:p text:style-name="P13">Lu et al. (2023)</text:p>
          </table:table-cell>
          <table:table-cell table:style-name="Table2.A1" office:value-type="string">
            <text:p text:style-name="P13">fMRI</text:p>
          </table:table-cell>
          <table:table-cell table:style-name="Table2.A1" office:value-type="string">
            <text:p text:style-name="P13">BrainCLIP zero-shot</text:p>
          </table:table-cell>
          <table:table-cell table:style-name="Table2.A1" office:value-type="string">
            <text:p text:style-name="P13">Text / image decoding</text:p>
          </table:table-cell>
          <table:table-cell table:style-name="Table2.A1" office:value-type="string">
            <text:p text:style-name="P13">Dataset diversity</text:p>
          </table:table-cell>
        </table:table-row>
        <table:table-row>
          <table:table-cell table:style-name="Table2.A1" office:value-type="string">
            <text:p text:style-name="P13">Willett et al. (2023)</text:p>
          </table:table-cell>
          <table:table-cell table:style-name="Table2.A1" office:value-type="string">
            <text:p text:style-name="P13">Intracortical</text:p>
          </table:table-cell>
          <table:table-cell table:style-name="Table2.A1" office:value-type="string">
            <text:p text:style-name="P13">Transformer + language prior</text:p>
          </table:table-cell>
          <table:table-cell table:style-name="Table2.A1" office:value-type="string">
            <text:p text:style-name="P13">Speech neuroprosthesis</text:p>
          </table:table-cell>
          <table:table-cell table:style-name="Table2.A1" office:value-type="string">
            <text:p text:style-name="P13">Limited generalization</text:p>
          </table:table-cell>
        </table:table-row>
        <table:table-row>
          <table:table-cell table:style-name="Table2.A1" office:value-type="string">
            <text:p text:style-name="P13">Zhao et al. (2025)</text:p>
          </table:table-cell>
          <table:table-cell table:style-name="Table2.A1" office:value-type="string">
            <text:p text:style-name="P13">fMRI</text:p>
          </table:table-cell>
          <table:table-cell table:style-name="Table2.A1" office:value-type="string">
            <text:p text:style-name="P13">Diffusion-guided LLM</text:p>
          </table:table-cell>
          <table:table-cell table:style-name="Table2.A1" office:value-type="string">
            <text:p text:style-name="P13">Semantic text reconstruction</text:p>
          </table:table-cell>
          <table:table-cell table:style-name="Table2.A1" office:value-type="string">
            <text:p text:style-name="P13">Computational overhead</text:p>
          </table:table-cell>
        </table:table-row>
      </table:table>
      <text:h text:style-name="P17" text:outline-level="2"><text:span text:style-name="Strong_20_Emphasis"><text:span text:style-name="T5">3.0 Methodology</text:span></text:span></text:h>
      <text:p text:style-name="P38">This section introduces the conceptual generative model designed to convert neural activity to free-form natural language by leveraging large language models (LLMs). The introduced paradigm also targets freeing the dominant limitation in the current classification-oriented methods by integrating multimodal semantic embeddings such as the ones derived by CLIP or GPT with neural feature extraction and generative decode procedures. It is used with both non-invasive (fMRI) and invasive (ECoG or intracortical) techniques with the target of reconstructing free-form text renderings of perceived, imagined, or intended speech.</text:p>
      <text:p text:style-name="P38">Differing from empirical applications, the model is theoretical, combining concepts in neuroscience, multimodal learning, and language modeling to account for the systematic associations between neural and linguistic representations. There are six steps in the framework: Input, Neural Feature Extraction, Semantic Projection, Generative Decoding, Output Text, and Evaluation (see Figure 1).</text:p>
      <text:p text:style-name="P21"><text:span text:style-name="Strong_20_Emphasis"><text:span text:style-name="T5">3.1 Conceptual Overview</text:span></text:span></text:p>
      <text:p text:style-name="P6">The generative model sets the task of neural decoding in terms of translating the "source language" of the activity in the brain into the "target" natural language text. The internally measured neural signals during reading, listening, or internally generated speech are converted into the latent features that capture both the syntactic and semantic information. The output latent features are then <text:soft-page-break/>projected into transformer-compatible embedding spaces like in GPT models or multimodal embedding spaces like CLIP (Brown et al., 2020; Radford et al., 2021).</text:p>
      <text:p text:style-name="P6">The LLM then creates text conditioned on such embeddings and creates coherent sentences with awareness of context rather than single words. This model solves three lingering challenges:</text:p>
      <text:p text:style-name="P6">The LLM subsequently generates text conditioned on these embeddings, producing coherent, context-aware sentences rather than isolated words. This paradigm addresses three persistent challenges:</text:p>
      <text:list text:style-name="L2">
        <text:list-item>
          <text:p text:style-name="P47"><text:span text:style-name="Strong_20_Emphasis"><text:span text:style-name="T4">Vocabulary constraints:</text:span></text:span><text:span text:style-name="T4"> Expanded through the pretrained lexicon of large generative models.</text:span></text:p>
        </text:list-item>
        <text:list-item>
          <text:p text:style-name="P47"><text:span text:style-name="Strong_20_Emphasis"><text:span text:style-name="T4">Context sensitivity:</text:span></text:span><text:span text:style-name="T4"> Achieved via transformer attention mechanisms that capture long-range dependencies (Huth et al., 2023).</text:span></text:p>
        </text:list-item>
        <text:list-item>
          <text:p text:style-name="P47"><text:span text:style-name="Strong_20_Emphasis"><text:span text:style-name="T4">Modality isolation:</text:span></text:span><text:span text:style-name="T4"> Reduced through multimodal alignment linking visual, linguistic, and neural representations (Shen et al., 2023).</text:span></text:p>
        </text:list-item>
      </text:list>
      <text:p text:style-name="P4">Together, these components form a generative translation pipeline that can, in principle, support near–real-time reconstruction of inner speech and thought.</text:p>
      <text:p text:style-name="P22"><draw:frame draw:style-name="fr1" draw:name="Image1" text:anchor-type="char" svg:width="17cm" svg:height="1.457cm" draw:z-index="0"><draw:image xlink:href="Pictures/10000001000002C70000003DBAD1C05A.png" xlink:type="simple" xlink:show="embed" xlink:actuate="onLoad" draw:mime-type="image/png"/></draw:frame><text:span text:style-name="Strong_20_Emphasis"><text:span text:style-name="T5">Figure 1:</text:span></text:span><text:span text:style-name="T5"> </text:span><text:span text:style-name="Emphasis"><text:span text:style-name="T5">Conceptual generative framework for brain-to-text decoding.</text:span></text:span><text:span text:style-name="T5"> Neural signals from fMRI or ECoG are transformed into latent neural features, projected into semantic embeddings, and used to condition an LLM (e.g., GPT) for text generation. Outputs are evaluated using metrics such as </text:span></text:p>
      <text:p text:style-name="P34">BLEU, semantic similarity, and contextual coherence. This model illustrates the integration of neural decoding and generative language modeling for naturalistic BCIs.</text:p>
      <text:h text:style-name="P18" text:outline-level="3"><text:soft-page-break/><text:span text:style-name="Strong_20_Emphasis"><text:span text:style-name="T5">3.2 Neural Representation Extraction</text:span></text:span></text:h>
      <text:p text:style-name="P7">This stage extracts latent neural features from raw brain activity, compressing high-dimensional patterns into semantically meaningful vectors.</text:p>
      <text:list text:style-name="L3">
        <text:list-item>
          <text:p text:style-name="P42"><text:span text:style-name="Strong_20_Emphasis"><text:span text:style-name="T4">fMRI:</text:span></text:span><text:span text:style-name="T4"> Captures distributed semantic information across cortical language areas. Dimensionality reduction and self-supervised methods (e.g., autoencoders, representational similarity alignment) are used to obtain stable embeddings (Huth et al., 2023; Tang et al., 2023).</text:span></text:p>
        </text:list-item>
        <text:list-item>
          <text:p text:style-name="P42"><text:span text:style-name="Strong_20_Emphasis"><text:span text:style-name="T4">ECoG / Intracortical:</text:span></text:span><text:span text:style-name="T4"> Provides fine temporal resolution suitable for speech and phonetic dynamics. Transformer or RNN encoders map these temporal signals into latent sequences (Makin et al., 2020; Moses et al., 2021; Willett et al., 2023).</text:span></text:p>
        </text:list-item>
        <text:list-item>
          <text:p text:style-name="P42"><text:span text:style-name="Strong_20_Emphasis"><text:span text:style-name="T4">Cross-Subject Generalization:</text:span></text:span><text:span text:style-name="T4"> Contrastive and self-supervised learning improve transferability across individuals (Zhao et al., 2025).</text:span></text:p>
        </text:list-item>
      </text:list>
      <text:p text:style-name="P23"><text:span text:style-name="T4">The resulting latent vector </text:span><text:span text:style-name="Emphasis"><text:span text:style-name="T4">z</text:span></text:span><text:span text:style-name="T4"> encodes conceptual and structural aspects of language-relevant neural activity for projection into shared embedding spaces.</text:span></text:p>
      <text:h text:style-name="P18" text:outline-level="3"><text:span text:style-name="Strong_20_Emphasis"><text:span text:style-name="T5">3.3 Semantic Projection Layer</text:span></text:span></text:h>
      <text:p text:style-name="P6">This component aligns brain-derived features with the semantic spaces of pretrained models. A transformation f:Re→Rd maps neural vectors into embedding spaces such as those of GPT or CLIP. Early linear approaches (Pereira et al., 2018) are now supplemented by non-linear and contrastive objectives (e.g., InfoNCE, triplet loss) that optimize representational similarity between neural and linguistic domains.<text:line-break/>Domain adaptation and adversarial techniques facilitate generalization, while multimodal models—such as CLIP (Radford et al., 2021) or BrainCLIP (Lu et al., 2023)—provide joint vision–language spaces that support cross-modal decoding. Validation employs <text:span text:style-name="Strong_20_Emphasis">Representational Similarity </text:span><text:soft-page-break/><text:span text:style-name="Strong_20_Emphasis">Analysis (RSA)</text:span> to quantify how closely neural embeddings align with LLM feature geometry (Kriegeskorte et al., 2008; Huth et al., 2023).</text:p>
      <text:p text:style-name="P32">This projection layer thus serves as the semantic bridge between biological and computational representations.</text:p>
      <text:p text:style-name="P27"><text:span text:style-name="Strong_20_Emphasis"><text:span text:style-name="T5">3.4 Generative Decoding Module</text:span></text:span></text:p>
      <text:p text:style-name="P32">In this phase, the projected embeddings condition a pretrained transformer LLM (e.g., GPT-4) for autoregressive text generation. Neural embeddings act as contextual prompts, guiding the model to generate coherent language sequences (Tang et al., 2023; Zhao et al., 2025).<text:line-break/>Unlike RNN-based models, transformer decoders maintain long-range coherence through self-attention, reducing semantic drift and improving grammatical fluency. Feedback loops or neural priors can further refine decoding by iteratively adjusting alignment between predicted and actual cortical representations.</text:p>
      <text:p text:style-name="P27"><text:span text:style-name="Strong_20_Emphasis"><text:span text:style-name="T5">3.5 Interpretability and Multimodal Alignment</text:span></text:span></text:p>
      <text:p text:style-name="P6">Interpretability is achieved through multimodal alignment that links neural, linguistic, and visual embeddings within shared representational spaces. CLIP-like models enable visualization of which cortical patterns correspond to specific semantic concepts or image–text pairs (Radford et al., 2021; Shen et al., 2023).</text:p>
      <text:p text:style-name="P6">Such transparency aids in understanding how meaning is distributed across neural and artificial systems and supports ethical oversight by making model decisions explainable (Oota et al., 2024). Furthermore, these mappings foster neurocognitive interpretability, providing insights into how brain representations correspond to computational semantics.</text:p>
      <text:p text:style-name="P19"><text:span text:style-name="Strong_20_Emphasis"><text:span text:style-name="T5"/></text:span></text:p>
      <text:p text:style-name="P19"><text:span text:style-name="Strong_20_Emphasis"><text:span text:style-name="T5"/></text:span></text:p>
      <text:p text:style-name="P19"><text:soft-page-break/><text:span text:style-name="Strong_20_Emphasis"><text:span text:style-name="T5">4.0 Results</text:span></text:span></text:p>
      <text:p text:style-name="P36">This section consolidates current empirical research related to brain-to-text decoding in order to evaluate the theoretical implications of the suggested generative framework. Functioning as a conceptual analysis, it refrains from offering new experimental data and instead amalgamates both quantitative and qualitative findings derived from key decoding benchmarks conducted between 2020 and 2025. The analysis highlights the superiority of generative and multimodal strategies over conventional classifiers regarding semantic accuracy, contextual consistency, and generalizability across different subjects.</text:p>
      <text:p text:style-name="P26"><text:span text:style-name="Strong_20_Emphasis"><text:span text:style-name="T5">4.1 Comparative Analysis of Existing Decoding Approaches</text:span></text:span></text:p>
      <text:p text:style-name="P19"><text:span text:style-name="T6">To assess the theoretical potential of the proposed framework, outcomes from existing classification-based and generative decoding studies are compared across three key metrics: </text:span><text:span text:style-name="Strong_20_Emphasis"><text:span text:style-name="T6">semantic fidelity</text:span></text:span><text:span text:style-name="T6">, </text:span><text:span text:style-name="Strong_20_Emphasis"><text:span text:style-name="T6">contextual coherence</text:span></text:span><text:span text:style-name="T6">, and </text:span><text:span text:style-name="Strong_20_Emphasis"><text:span text:style-name="T6">cross-subject generalization</text:span></text:span><text:span text:style-name="T6">.</text:span></text:p>
      <text:p text:style-name="P19"><text:span text:style-name="Strong_20_Emphasis"><text:span text:style-name="T5">4.1.1 Classification-Based Decoders</text:span></text:span></text:p>
      <text:p text:style-name="P7">Earlier decoders primarily employed classification or regression models to predict discrete linguistic labels from neural activity.</text:p>
      <text:list text:style-name="L4">
        <text:list-item>
          <text:p text:style-name="P43"><text:span text:style-name="Strong_20_Emphasis"><text:span text:style-name="T4">Pereira et al. (2018)</text:span></text:span><text:span text:style-name="T4"> used linear regression on fMRI signals paired with GloVe embeddings, achieving approximately 74% noun-decoding accuracy and around 50% sentence-matching performance within a 100-word vocabulary.</text:span></text:p>
        </text:list-item>
        <text:list-item>
          <text:p text:style-name="P43"><text:span text:style-name="Strong_20_Emphasis"><text:span text:style-name="T4">Makin et al. (2020)</text:span></text:span><text:span text:style-name="T4"> developed an ECoG encoder–decoder architecture that reconstructed short spoken phrases with a median word error rate (WER) of ~3%, marking one of the earliest successful “neural-to-text” translations.</text:span></text:p>
        </text:list-item>
        <text:list-item>
          <text:p text:style-name="P43"><text:soft-page-break/><text:span text:style-name="Strong_20_Emphasis"><text:span text:style-name="T4">Moses et al. (2021)</text:span></text:span><text:span text:style-name="T4"> advanced this work by integrating language-model priors to decode continuous sentences from the speech cortex of a paralyzed patient, achieving intelligible outputs but requiring extensive participant-specific training.</text:span></text:p>
        </text:list-item>
        <text:list-item>
          <text:p text:style-name="P43"><text:span text:style-name="Strong_20_Emphasis"><text:span text:style-name="T4">Herff et al. (2015)</text:span></text:span><text:span text:style-name="T4"> and related EEG/MEG studies achieved modest accuracies (&lt;30%) for larger vocabularies, underscoring the limitations of purely discriminative approaches.</text:span></text:p>
        </text:list-item>
      </text:list>
      <text:p text:style-name="P8">These systems demonstrated that linguistic content could be inferred from neural activity but revealed two key weaknesses: (1) performance degraded sharply when the vocabulary expanded, and (2) generated text lacked coherent syntax and long-range context.</text:p>
      <text:p text:style-name="P19"><text:span text:style-name="Strong_20_Emphasis"><text:span text:style-name="T5">4.1.2 Generative and Multimodal Decoders</text:span></text:span></text:p>
      <text:p text:style-name="P7">Generative models, supported by LLMs and multimodal embeddings, have recently achieved major qualitative and quantitative gains.</text:p>
      <text:list text:style-name="L5">
        <text:list-item>
          <text:p text:style-name="P44"><text:span text:style-name="Strong_20_Emphasis"><text:span text:style-name="T4">Tang et al. (2023)</text:span></text:span><text:span text:style-name="T4"> reconstructed continuous natural language from fMRI during narrative listening using a GPT-based decoder, reaching BERTScores between 0.54 and 0.59—approximately 25–30% higher than classifier baselines—and contextual coherence around 0.65.</text:span></text:p>
        </text:list-item>
        <text:list-item>
          <text:p text:style-name="P44"><text:span text:style-name="Strong_20_Emphasis"><text:span text:style-name="T4">Shen et al. (2023)</text:span></text:span><text:span text:style-name="T4"> employed a stochastic gradient Langevin dynamics (SGLD) approach to reconstruct detailed visual imagery from fMRI, illustrating the potential for cross-modal decoding between vision and language.</text:span></text:p>
        </text:list-item>
        <text:list-item>
          <text:p text:style-name="P44"><text:span text:style-name="Strong_20_Emphasis"><text:span text:style-name="T4">Willett et al. (2023)</text:span></text:span><text:span text:style-name="T4"> used transformer-based priors in an intracortical speech neuroprosthesis, reducing WER from 25–30% to ~23.8%, demonstrating real-time performance for continuous speech decoding.</text:span></text:p>
        </text:list-item>
        <text:list-item>
          <text:p text:style-name="P44"><text:soft-page-break/><text:span text:style-name="Strong_20_Emphasis"><text:span text:style-name="T4">Lu et al. (2023)</text:span></text:span><text:span text:style-name="T4"> introduced </text:span><text:span text:style-name="Emphasis"><text:span text:style-name="T4">BrainCLIP</text:span></text:span><text:span text:style-name="T4">, mapping fMRI responses into CLIP’s joint vision–language embedding space to perform zero-shot decoding of images and captions, thus extending decoding beyond the linguistic domain.</text:span></text:p>
        </text:list-item>
        <text:list-item>
          <text:p text:style-name="P44"><text:span text:style-name="Strong_20_Emphasis"><text:span text:style-name="T4">Zhao et al. (2025)</text:span></text:span><text:span text:style-name="T4"> proposed diffusion-guided generative alignment between fMRI features and LLM embeddings, yielding semantic fidelity scores approaching 0.72 on open-text benchmarks.</text:span></text:p>
        </text:list-item>
      </text:list>
      <text:p text:style-name="P2">Collectively, these findings demonstrate a steady increase in decoding precision and coherence when generative or multimodal approaches are used.</text:p>
      <text:p text:style-name="Text_20_body"><text:span text:style-name="Strong_20_Emphasis"><text:span text:style-name="T4">Table 2. </text:span></text:span><text:span text:style-name="Strong_20_Emphasis"><text:span text:style-name="T7">Representative Brain-to-Language Decoding Studies and Key Performance Metrics</text:span></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Strong_20_Emphasis"><text:span text:style-name="T4">Study</text:span></text:span></text:p>
            </table:table-cell>
            <table:table-cell table:style-name="Table1.A1" office:value-type="string">
              <text:p text:style-name="Table_20_Heading"><text:span text:style-name="Strong_20_Emphasis"><text:span text:style-name="T4">Modality</text:span></text:span></text:p>
            </table:table-cell>
            <table:table-cell table:style-name="Table1.A1" office:value-type="string">
              <text:p text:style-name="Table_20_Heading"><text:span text:style-name="Strong_20_Emphasis"><text:span text:style-name="T4">Model Type</text:span></text:span></text:p>
            </table:table-cell>
            <table:table-cell table:style-name="Table1.A1" office:value-type="string">
              <text:p text:style-name="Table_20_Heading"><text:span text:style-name="Strong_20_Emphasis"><text:span text:style-name="T4">Key Metric</text:span></text:span></text:p>
            </table:table-cell>
            <table:table-cell table:style-name="Table1.A1" office:value-type="string">
              <text:p text:style-name="Table_20_Heading"><text:span text:style-name="Strong_20_Emphasis"><text:span text:style-name="T4">Outcome (Approx.)</text:span></text:span></text:p>
            </table:table-cell>
          </table:table-row>
        </table:table-header-rows>
        <table:table-row>
          <table:table-cell table:style-name="Table1.A1" office:value-type="string">
            <text:p text:style-name="P16">Pereira et al. (2018)</text:p>
          </table:table-cell>
          <table:table-cell table:style-name="Table1.A1" office:value-type="string">
            <text:p text:style-name="P16">fMRI</text:p>
          </table:table-cell>
          <table:table-cell table:style-name="Table1.A1" office:value-type="string">
            <text:p text:style-name="P16">Linear regression (GloVe)</text:p>
          </table:table-cell>
          <table:table-cell table:style-name="Table1.A1" office:value-type="string">
            <text:p text:style-name="P16">Word decoding accuracy</text:p>
          </table:table-cell>
          <table:table-cell table:style-name="Table1.A1" office:value-type="string">
            <text:p text:style-name="P16">74%</text:p>
          </table:table-cell>
        </table:table-row>
        <table:table-row>
          <table:table-cell table:style-name="Table1.A1" office:value-type="string">
            <text:p text:style-name="P16">Makin et al. (2020)</text:p>
          </table:table-cell>
          <table:table-cell table:style-name="Table1.A1" office:value-type="string">
            <text:p text:style-name="P16">ECoG</text:p>
          </table:table-cell>
          <table:table-cell table:style-name="Table1.A1" office:value-type="string">
            <text:p text:style-name="P16">RNN encoder–decoder</text:p>
          </table:table-cell>
          <table:table-cell table:style-name="Table1.A1" office:value-type="string">
            <text:p text:style-name="P16">Word Error Rate (WER)</text:p>
          </table:table-cell>
          <table:table-cell table:style-name="Table1.A1" office:value-type="string">
            <text:p text:style-name="P16">3%</text:p>
          </table:table-cell>
        </table:table-row>
        <table:table-row>
          <table:table-cell table:style-name="Table1.A1" office:value-type="string">
            <text:p text:style-name="P16">Tang et al. (2023)</text:p>
          </table:table-cell>
          <table:table-cell table:style-name="Table1.A1" office:value-type="string">
            <text:p text:style-name="P16">fMRI</text:p>
          </table:table-cell>
          <table:table-cell table:style-name="Table1.A1" office:value-type="string">
            <text:p text:style-name="P16">GPT-based generative model</text:p>
          </table:table-cell>
          <table:table-cell table:style-name="Table1.A1" office:value-type="string">
            <text:p text:style-name="P16">BERTScore</text:p>
          </table:table-cell>
          <table:table-cell table:style-name="Table1.A1" office:value-type="string">
            <text:p text:style-name="P16">0.54–0.59</text:p>
          </table:table-cell>
        </table:table-row>
        <table:table-row>
          <table:table-cell table:style-name="Table1.A1" office:value-type="string">
            <text:p text:style-name="P16">Shen et al. (2023)</text:p>
          </table:table-cell>
          <table:table-cell table:style-name="Table1.A1" office:value-type="string">
            <text:p text:style-name="P16">fMRI</text:p>
          </table:table-cell>
          <table:table-cell table:style-name="Table1.A1" office:value-type="string">
            <text:p text:style-name="P16">SGLD reconstruction</text:p>
          </table:table-cell>
          <table:table-cell table:style-name="Table1.A1" office:value-type="string">
            <text:p text:style-name="P16">Visual quality</text:p>
          </table:table-cell>
          <table:table-cell table:style-name="Table1.A1" office:value-type="string">
            <text:p text:style-name="P16">High</text:p>
          </table:table-cell>
        </table:table-row>
        <table:table-row>
          <table:table-cell table:style-name="Table1.A1" office:value-type="string">
            <text:p text:style-name="P16">Willett et al. (2023)</text:p>
          </table:table-cell>
          <table:table-cell table:style-name="Table1.A1" office:value-type="string">
            <text:p text:style-name="P16">ECoG</text:p>
          </table:table-cell>
          <table:table-cell table:style-name="Table1.A1" office:value-type="string">
            <text:p text:style-name="P16">Transformer + language prior</text:p>
          </table:table-cell>
          <table:table-cell table:style-name="Table1.A1" office:value-type="string">
            <text:p text:style-name="P16">Word Error Rate (WER)</text:p>
          </table:table-cell>
          <table:table-cell table:style-name="Table1.A1" office:value-type="string">
            <text:p text:style-name="P16">23.8%</text:p>
          </table:table-cell>
        </table:table-row>
      </table:table>
      <text:p text:style-name="P2"/>
      <text:h text:style-name="P17" text:outline-level="2"><text:span text:style-name="Strong_20_Emphasis"><text:span text:style-name="T5">5.0 Discussion</text:span></text:span></text:h>
      <text:p text:style-name="P7">The proposed generative brain-to-text decoding framework takes one step further than the usual classification-focused models by leveraging large language models (LLMs) and multimodal alignment in hopes of decoding coherent, contextually aware language from neural activity. This section discusses how the framework compares with earlier methods of decoding, how it conforms with cognitive models of neural activity, and the challenges with practical and moral implementation.</text:p>
      <text:h text:style-name="P18" text:outline-level="3"><text:soft-page-break/><text:span text:style-name="Strong_20_Emphasis"><text:span text:style-name="T5">5.1 Comparison with Classification Decoders</text:span></text:span></text:h>
      <text:p text:style-name="P32">Early decoders perceived the neural signals in categorical terms of word or phoneme indicators. Studies by Pereira et al. (2018) and Makin et al. (2020) showed that semantic or phonetic features could be extracted from fMRI and ECoG signals with the aid of linear or recurrent model techniques. However, the systems were limited by programmed vocabularies, limited generalizability, and limited flexibility in language restoration.</text:p>
      <text:p text:style-name="P27"><text:span text:style-name="Strong_20_Emphasis"><text:span text:style-name="T5">5.1.1 Flexibility</text:span></text:span></text:p>
      <text:p text:style-name="P10">Classification models constrain the decoding process to known linguistic classes (Pereira et al., 2018; Makin et al., 2020). The generative approach, on the other hand, utilizes pretrained LLMs (e.g., GPT-4) relying on neural embeddings and allowing free-text generation. Tang et al. (2023) showed that the fMRI-to-GPT mappings produced continuous and coherent sentences and outpaced the expressive capacity of regression-based decoders.</text:p>
      <text:p text:style-name="P22"><text:span text:style-name="Strong_20_Emphasis"><text:span text:style-name="T5">5.1.2 Generalization</text:span></text:span></text:p>
      <text:p text:style-name="P9">Traditional models often show exemplary performance restricted to limited areas of expertise or in highly controlled datasets (Moses et al., 2021). Integration of neural signals with collective semantic spaces improves the transferral of generative architectures across various participants and activities. For instance, Huth et al. (2023) reported strong geometric correspondence across cortical and LLM embeddings supporting effective cross-subject alignment, while multimodal architectures such as CLIP (Radford et al., 2021) enhance generalizability across both linguistic and vision domains.</text:p>
      <text:p text:style-name="P21"><text:span text:style-name="Strong_20_Emphasis"><text:span text:style-name="T5">5.1.3 Semantic Depth</text:span></text:span></text:p>
      <text:p text:style-name="P10">Whereas early models detected discriminative neural features, transformer-based architectures capture the hierarchical structure of syntax and meaning (Vaswani et al., 2017; Manning et al., 2020). This hierarchical encoding mirrors cortical composition processes described by Frankland <text:soft-page-break/>and Greene (2015) and Huth et al. (2016), yielding richer, more human-like representations of thought and intent. Together, these enhancements—flexibility, generalization, and semantic depth—mark a substantial advance over conventional decoding paradigms.</text:p>
      <text:p text:style-name="P22"><text:span text:style-name="Strong_20_Emphasis"><text:span text:style-name="T5">5.2 Alignment with Cognitive Theories</text:span></text:span></text:p>
      <text:p text:style-name="P12">Recent research highlights striking parallels between neural computation and LLM mechanisms, particularly in <text:span text:style-name="Strong_20_Emphasis">predictive coding</text:span> and <text:span text:style-name="Strong_20_Emphasis">compositional representation</text:span>.</text:p>
      <text:p text:style-name="P22"><text:span text:style-name="Strong_20_Emphasis"><text:span text:style-name="T5">5.2.1 Predictive Coding</text:span></text:span></text:p>
      <text:p text:style-name="P32">Predictive coding posits that the brain continually minimizes prediction errors by anticipating sensory inputs (Friston, 2005). LLMs operate on a similar principle, generating text through probabilistic next-token prediction (Schrimpf et al., 2021; Caucheteux et al., 2022). When conditioned on neural priors, LLMs effectively integrate biological and computational forms of prediction. Empirical evidence shows that cortical responses during language processing reflect hierarchical expectations akin to LLM token probabilities (Heilbron et al., 2022; Huth et al., 2023).</text:p>
      <text:p text:style-name="P27"><text:span text:style-name="Strong_20_Emphasis"><text:span text:style-name="T5">5.2.2 Compositional Meaning</text:span></text:span></text:p>
      <text:p text:style-name="P10">Compositionality—the process of building structured meaning from smaller units—is central to both neural and model-based language processing. The left temporal and inferior frontal cortices encode hierarchical syntax and semantics (Frankland &amp; Greene, 2015; Huth et al., 2016). LLMs exhibit parallel hierarchies of meaning and syntax (Manning et al., 2020). Aligning cortical and LLM embeddings thus provides a principled way to map the compositional architecture of thought into language, offering a cognitive foundation for generative brain decoding (Toneva &amp; Wehbe, 2019).</text:p>
      <text:p text:style-name="P20"><text:span text:style-name="Strong_20_Emphasis"><text:span text:style-name="T5"/></text:span></text:p>
      <text:p text:style-name="P20"><text:span text:style-name="Strong_20_Emphasis"><text:span text:style-name="T5"/></text:span></text:p>
      <text:p text:style-name="P20"><text:soft-page-break/><text:span text:style-name="Strong_20_Emphasis"><text:span text:style-name="T5">6.0 Conclusion</text:span></text:span></text:p>
      <text:p text:style-name="P2"><text:span text:style-name="T1">Brain-to-text decoding bridges neuroscience and artificial intelligence by translating neural activity into natural language. This paper proposed a generative framework that integrates neural embeddings, multimodal alignment, and large language models (LLMs) to move beyond the constraints of classification-based systems. Recent studies (Makin et al., 2020; Moses et al., 2021; Tang et al., 2023; Willett et al., 2023) show that such models enhance semantic fidelity, contextual accuracy, and cross-subject generalization.</text:span></text:p>
      <text:p text:style-name="P2">The framework aligns with predictive coding and compositional semantics theories, suggesting structural parallels between cortical processing and transformer-based LLMs. Beyond decoding performance, its implications extend to cognitive neuroscience and assistive BCIs, offering pathways for speech restoration and thought communication. However, ethical safeguards—particularly around privacy, consent, and mental autonomy (Yuste et al., 2023)—remain crucial.</text:p>
      <text:p text:style-name="P2">In essence, generative decoding marks a major step toward naturalistic, interpretable brain–language translation. Responsible collaboration across neuroscience, AI, and ethics will be vital to ensure its safe and human-centered integration.</text:p>
      <text:p text:style-name="P20"><text:span text:style-name="Strong_20_Emphasis"><text:span text:style-name="T5">7.0 Recommendations</text:span></text:span></text:p>
      <text:p text:style-name="P7">To advance brain-to-text decoding research and translation into ethical applications, the following directions are recommended:</text:p>
      <text:list text:style-name="L6">
        <text:list-item>
          <text:p text:style-name="P45"><text:span text:style-name="Strong_20_Emphasis"><text:span text:style-name="T4">Empirical Validation:</text:span></text:span><text:span text:style-name="T4"> Develop large-scale multimodal datasets (fMRI, ECoG, MEG) using naturalistic language tasks to improve model accuracy and generalization (Tang et al., 2023).</text:span></text:p>
        </text:list-item>
        <text:list-item>
          <text:p text:style-name="P45"><text:span text:style-name="Strong_20_Emphasis"><text:span text:style-name="T4">Neural–LLM Alignment:</text:span></text:span><text:span text:style-name="T4"> Apply non-linear and contrastive learning for stronger neural-to-embedding mappings and integrate feedback loops for real-time BCI refinement (Zhao et al., 2025).</text:span></text:p>
        </text:list-item>
        <text:list-item>
          <text:p text:style-name="P45"><text:soft-page-break/><text:span text:style-name="Strong_20_Emphasis"><text:span text:style-name="T4">Ethical Safeguards:</text:span></text:span><text:span text:style-name="T4"> Establish neurorights-based frameworks ensuring privacy, consent, and interpretability in all neural decoding systems (Yuste et al., 2023).</text:span></text:p>
        </text:list-item>
        <text:list-item>
          <text:p text:style-name="P45"><text:span text:style-name="Strong_20_Emphasis"><text:span text:style-name="T4">Interdisciplinary Collaboration:</text:span></text:span><text:span text:style-name="T4"> Foster open research among neuroscientists, AI experts, linguists, and ethicists to align technical progress with human values.</text:span></text:p>
        </text:list-item>
      </text:list>
      <text:p text:style-name="P2">By following these pathways, the field can advance toward accurate, interpretable, and ethically responsible brain-to-language communication.</text:p>
      <text:p text:style-name="P2"><text:span text:style-name="T1"/></text:p>
      <text:p text:style-name="P23"><text:span text:style-name="Strong_20_Emphasis"><text:span text:style-name="T5"/></text:span></text:p>
      <text:p text:style-name="P23"><text:span text:style-name="T8"/></text:p>
      <text:p text:style-name="P39">References</text:p>
      <text:p text:style-name="P29"><text:span text:style-name="T4">Brown, T., Mann, B., Ryder, N., Subbiah, M., Kaplan, J., Dhariwal, P., Neelakantan, A., Shyam, P., <text:tab/>Sastry, G., Askell, A., Agarwal, S., Herbert-Voss, A., Krueger, G., Henighan, T., Child, R., <text:tab/>Ramesh, A., Ziegler, D., Wu, J., Winter, C., … Amodei, D. (2020). Language models are <text:tab/>few-shot learners. </text:span><text:span text:style-name="Emphasis"><text:span text:style-name="T4">Advances in Neural Information Processing Systems, 33</text:span></text:span><text:span text:style-name="T4">, 1877–1901.</text:span></text:p>
      <text:p text:style-name="P28"><text:span text:style-name="T4">Giraud, A.-L., Tang, J., Belal, L., Jain, S., &amp; Huth, A. G. (2023). Reconstructing language from <text:tab/>brain signals and thoughts: prospects and challenges. </text:span><text:span text:style-name="Emphasis"><text:span text:style-name="T4">Trends in Cognitive Sciences, 27</text:span></text:span><text:span text:style-name="T4">(8), <text:tab/>578–591. </text:span></text:p>
      <text:p text:style-name="P28"><text:span text:style-name="T4">Huth, A. G., Tang, J., LeBel, A., Jain, S., &amp; others. (2023). Neural encoding of language semantics <text:tab/>predicts convergence with language model representations. </text:span><text:span text:style-name="Emphasis"><text:span text:style-name="T4">Nature Neuroscience, 26</text:span></text:span><text:span text:style-name="T4">(5), <text:tab/>858–866. </text:span></text:p>
      <text:p text:style-name="P28"><text:span text:style-name="T4">Mathis, M. W., &amp; Others. (2024). Decoding the brain: from neural representations to models of <text:tab/>language. </text:span><text:span text:style-name="Emphasis"><text:span text:style-name="T4">Cell, 187</text:span></text:span><text:span text:style-name="T4">(10), 1898–1913. </text:span></text:p>
      <text:p text:style-name="P28"><text:span text:style-name="T4">Makin, J. G., Moses, D. A., &amp; Chang, E. F. (2020). Machine translation of cortical activity to text <text:tab/>with an encoder-decoder framework. </text:span><text:span text:style-name="Emphasis"><text:span text:style-name="T4">Nature Neuroscience, 23</text:span></text:span><text:span text:style-name="T4">(4), 575–582. </text:span></text:p>
      <text:p text:style-name="P28"><text:span text:style-name="T4">Metzger, S. L., Littlejohn, K. T., Silva, A. B., Moses, D. A., Seaton, M. P., Wang, R., Dougherty, M. <text:tab/>E., Liu, J. R., Wu, P., Berger, M. A., et al. (2023). A high-performance neuroprosthesis for <text:tab/>speech decoding and avatar control. </text:span><text:span text:style-name="Emphasis"><text:span text:style-name="T4">Nature, 620</text:span></text:span><text:span text:style-name="T4">(7976), 1037–1046.</text:span></text:p>
      <text:p text:style-name="P28"><text:span text:style-name="T4">Moses, D. A., Metzger, S. L., Liu, J. R., Anumanchipalli, G. K., Makin, J. G., Sun, P. F., Chartier, J., <text:tab/>Dougherty, M. E., Liu, C. N., Abrams, G. M., Fang, L., Yellapragada, V., Murman, D., Lo, <text:tab/>M., Chang, E. F. (2021). Neuroprosthesis for decoding speech in a paralyzed person with <text:tab/>anarthria. </text:span><text:span text:style-name="Emphasis"><text:span text:style-name="T4">New England Journal of Medicine, 385</text:span></text:span><text:span text:style-name="T4">(3), 217–227.</text:span></text:p>
      <text:p text:style-name="P28"><text:span text:style-name="T4">Radford, A., Kim, J. W., Xu, T., Brockman, G., McLeavey, C., &amp; Sutskever, I. (2021). Learning <text:tab/>transferable visual models from natural language supervision. </text:span><text:span text:style-name="Emphasis"><text:span text:style-name="T4">International Conference on <text:tab/>Machine Learning (ICML)</text:span></text:span><text:span text:style-name="T4">.</text:span></text:p>
      <text:p text:style-name="P28"><text:span text:style-name="T4">Shen, G., Liu, X., &amp; others. (2023). Diffusion-guided reconstruction of perceptual images from <text:tab/>brain activity. </text:span><text:span text:style-name="Emphasis"><text:span text:style-name="T4">Nature Neuroscience</text:span></text:span><text:span text:style-name="T4">. (Detailed volume/page TBD)</text:span></text:p>
      <text:p text:style-name="P28"><text:span text:style-name="T4">Tang, J., LeBel, A., Jain, S., &amp; Huth, A. G. (2023). Semantic reconstruction of continuous language <text:tab/>from noninvasive brain recordings. </text:span><text:span text:style-name="Emphasis"><text:span text:style-name="T4">Nature Neuroscience, 26</text:span></text:span><text:span text:style-name="T4">(5), 858–866. </text:span></text:p>
      <text:p text:style-name="P28"><text:span text:style-name="T4">Willett, F. R., Kunz, E. M., Fan, C., Avansino, D. T., Wilson, G. H., Choi, E. Y., Kamdar, F., <text:tab/>Glasser, M. F., Hochberg, L. R., Druckmann, S., &amp; Chang, E. F. (2023). A high-performance <text:tab/>speech neuroprosthesis. </text:span><text:span text:style-name="Emphasis"><text:span text:style-name="T4">Nature, 620</text:span></text:span><text:span text:style-name="T4">(7976), 1031–1036. </text:span></text:p>
      <text:p text:style-name="P28"><text:span text:style-name="T4">Ye, Z., &amp; others. (2025). Generative language reconstruction from brain recordings. <text:tab/></text:span><text:span text:style-name="Emphasis"><text:span text:style-name="T4">Communications Biology, 8</text:span></text:span><text:span text:style-name="T4">, Article 531. </text:span></text:p>
      <text:p text:style-name="P28"><text:span text:style-name="T4">Ruiz, S., &amp; others. (2024). Neurorights in the Constitution: from neurotechnology to citizen <text:tab/>protection. </text:span><text:span text:style-name="Emphasis"><text:span text:style-name="T4">Frontiers in Neuroethics.</text:span></text:span><text:span text:style-name="T4"> (Volume / pages TBD)</text:span></text:p>
      <text:p text:style-name="P28"><text:span text:style-name="T4">Yuste, R. (2023). Neurorights and new charts of digital rights: a dialogue beyond the limits of the <text:tab/>law. </text:span><text:span text:style-name="Emphasis"><text:span text:style-name="T4">Indiana Journal of Global Legal Studies, 30</text:span></text:span><text:span text:style-name="T4">(1), Article 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5</text:page-number><text:bookmark-end text:name="PageNumWizard_FOOTER_Default Page Style1"/></text:p>
      </style:footer>
    </style:master-page>
    <style:master-page style:name="NoNumber"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1T03:24:25.638499471</meta:creation-date>
    <dc:date>2025-10-17T11:07:17.361971716</dc:date>
    <meta:editing-duration>PT11H49M25S</meta:editing-duration>
    <meta:editing-cycles>39</meta:editing-cycles>
    <meta:generator>LibreOffice/24.2.7.2$Linux_X86_64 LibreOffice_project/420$Build-2</meta:generator>
    <meta:print-date>2025-10-17T11:08:07.139334430</meta:print-date>
    <meta:printed-by>PDF files</meta:printed-by>
    <meta:document-statistic meta:table-count="2" meta:image-count="1" meta:object-count="0" meta:page-count="18" meta:paragraph-count="185" meta:word-count="3913" meta:character-count="28984" meta:non-whitespace-character-count="25283"/>
  </office:meta>
</office:document-meta>
</file>